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35af" officeooo:paragraph-rsid="001535a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35af" officeooo:paragraph-rsid="001535a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798f" officeooo:paragraph-rsid="0016798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ae46" officeooo:paragraph-rsid="001cae4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94fd" officeooo:paragraph-rsid="001d94f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12b3" officeooo:paragraph-rsid="001e12b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1f006" officeooo:paragraph-rsid="0021f006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70e77" style:font-weight-asian="normal" style:font-weight-complex="normal"/>
    </style:style>
    <style:style style:name="T3" style:family="text">
      <style:text-properties style:text-underline-style="none" fo:font-weight="normal" officeooo:rsid="0017ab16" style:font-weight-asian="normal" style:font-weight-complex="normal"/>
    </style:style>
    <style:style style:name="T4" style:family="text">
      <style:text-properties style:text-underline-style="none" fo:font-weight="normal" officeooo:rsid="0017d409" style:font-weight-asian="normal" style:font-weight-complex="normal"/>
    </style:style>
    <style:style style:name="T5" style:family="text">
      <style:text-properties style:text-underline-style="none" fo:font-weight="normal" officeooo:rsid="00199449" style:font-weight-asian="normal" style:font-weight-complex="normal"/>
    </style:style>
    <style:style style:name="T6" style:family="text">
      <style:text-properties style:text-underline-style="none" fo:font-weight="normal" officeooo:rsid="001adb71" style:font-weight-asian="normal" style:font-weight-complex="normal"/>
    </style:style>
    <style:style style:name="T7" style:family="text">
      <style:text-properties style:text-underline-style="none" fo:font-weight="normal" officeooo:rsid="001fe102" style:font-weight-asian="normal" style:font-weight-complex="normal"/>
    </style:style>
    <style:style style:name="T8" style:family="text">
      <style:text-properties style:text-underline-style="none" fo:font-weight="normal" officeooo:rsid="00200573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ck and Pinion</text:p>
      <text:p text:style-name="P2"><text:span text:style-name="T1"/></text:p>
      <text:p text:style-name="P3"><text:span text:style-name="T1">To select the correct rack and pinion for the x axis linear movement, we will make a few assumptions and calculations. </text:span></text:p>
      <text:p text:style-name="P3"><text:span text:style-name="T1"/></text:p>
      <text:p text:style-name="P3"><text:span text:style-name="T1">Mass to be Moved <text:tab/><text:tab/><text:tab/><text:tab/><text:tab/><text:tab/>m = </text:span><text:span text:style-name="T2">5 </text:span><text:span text:style-name="T1">kg </text:span></text:p>
      <text:p text:style-name="P3"><text:span text:style-name="T1">Speed <text:tab/><text:tab/><text:tab/><text:tab/><text:tab/><text:tab/><text:tab/><text:tab/>v = </text:span><text:span text:style-name="T3">1 </text:span><text:span text:style-name="T1">m/s </text:span></text:p>
      <text:p text:style-name="P3"><text:span text:style-name="T1">Acceleration Time<text:tab/><text:tab/><text:tab/><text:tab/><text:tab/><text:tab/>tb = </text:span><text:span text:style-name="T3">1 </text:span><text:span text:style-name="T1">s </text:span></text:p>
      <text:p text:style-name="P3"><text:span text:style-name="T1">Acceleration Due to Gravity <text:tab/><text:tab/><text:tab/><text:tab/><text:tab/>g = 9.81 m/s2 </text:span></text:p>
      <text:p text:style-name="P3"><text:span text:style-name="T1">Coefficient of Friction <text:tab/><text:tab/><text:tab/><text:tab/><text:tab/>μ = </text:span><text:span text:style-name="T6">0.15</text:span></text:p>
      <text:p text:style-name="P3"><text:span text:style-name="T1">Load Factor <text:tab/><text:tab/><text:tab/><text:tab/><text:tab/><text:tab/><text:tab/>KA = </text:span><text:span text:style-name="T5">1</text:span></text:p>
      <text:p text:style-name="P3"><text:span text:style-name="T1">Life-Time Factor <text:tab/><text:tab/><text:tab/><text:tab/><text:tab/><text:tab/>fn = </text:span><text:span text:style-name="T3">0.85</text:span></text:p>
      <text:p text:style-name="P3"><text:span text:style-name="T1">Safety Coefficient <text:tab/><text:tab/><text:tab/><text:tab/><text:tab/><text:tab/>SB = </text:span><text:span text:style-name="T4">1.1</text:span></text:p>
      <text:p text:style-name="P3"><text:span text:style-name="T1">Linear Load Distribution Factor <text:tab/><text:tab/><text:tab/><text:tab/>LKHβ = </text:span><text:span text:style-name="T5">1.1</text:span></text:p>
      <text:p text:style-name="P3"><text:span text:style-name="T5"/></text:p>
      <text:p text:style-name="P3"><text:span text:style-name="T5"/></text:p>
      <text:p text:style-name="P4"><text:span text:style-name="T5">C</text:span><text:span text:style-name="T1">alculations:</text:span></text:p>
      <text:p text:style-name="P4"><text:span text:style-name="T1"/></text:p>
      <text:p text:style-name="P3"><text:span text:style-name="T5"><draw:frame draw:style-name="fr1" draw:name="Object1" text:anchor-type="as-char" svg:y="-0.619cm" svg:width="2.799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><text:span text:style-name="T5"/></text:p>
      <text:p text:style-name="P3"><text:span text:style-name="T5"><draw:frame draw:style-name="fr1" draw:name="Object2" text:anchor-type="as-char" svg:y="-0.635cm" svg:width="8.112cm" svg:height="1.012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span text:style-name="T5"/></text:p>
      <text:p text:style-name="P5"><text:span text:style-name="T5">P</text:span><text:span text:style-name="T1">ermissible Feed Force assumed at 11.5 kN </text:span><text:span text:style-name="T7">with ... </text:span><text:span text:style-name="T8">rack and ....pinion </text:span><text:span text:style-name="T1">:</text:span></text:p>
      <text:p text:style-name="P5"><text:span text:style-name="T1"/></text:p>
      <text:p text:style-name="P5"><text:span text:style-name="T1"><draw:frame draw:style-name="fr1" draw:name="Object3" text:anchor-type="as-char" svg:y="-0.683cm" svg:width="8.53cm" svg:height="1.132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><text:span text:style-name="T1"/></text:p>
      <text:p text:style-name="P6"><text:span text:style-name="T1">Condition:</text:span></text:p>
      <text:p text:style-name="P6"><text:span text:style-name="T1"/></text:p>
      <text:p text:style-name="P6"><text:span text:style-name="T1"><draw:frame draw:style-name="fr1" draw:name="Object4" text:anchor-type="as-char" svg:y="-0.377cm" svg:width="2.372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tab/><text:tab/></text:span><text:span text:style-name="T1"><draw:frame draw:style-name="fr1" draw:name="Object5" text:anchor-type="as-char" svg:y="-0.377cm" svg:width="4.359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6"><text:span text:style-name="T1"/></text:p>
      <text:p text:style-name="P7"><text:span text:style-name="T1">With the above condition fulfilled, we know that the rack and pinion will be sufficient for out applic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0:07:46.676000000</meta:creation-date>
    <dc:date>2017-12-03T20:26:16.268000000</dc:date>
    <meta:editing-duration>PT18M24S</meta:editing-duration>
    <meta:editing-cycles>13</meta:editing-cycles>
    <meta:generator>LibreOffice/5.4.3.2$Windows_X86_64 LibreOffice_project/92a7159f7e4af62137622921e809f8546db437e5</meta:generator>
    <meta:document-statistic meta:table-count="0" meta:image-count="0" meta:object-count="5" meta:page-count="1" meta:paragraph-count="19" meta:word-count="112" meta:character-count="648" meta:non-whitespace-character-count="491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frac>
          <mi>v</mi>
          <msub>
            <mi>t</mi>
            <mi>b</mi>
          </msub>
        </mfrac>
        <mo stretchy="false">=</mo>
        <mfrac>
          <mn>1</mn>
          <mn>1</mn>
        </mfrac>
        <mo stretchy="false">=</mo>
        <mn>1</mn>
      </mrow>
      <mfrac>
        <mi>m</mi>
        <msup>
          <mi>s</mi>
          <mn>2</mn>
        </msup>
      </mfrac>
    </mrow>
    <annotation encoding="StarMath 5.0">a = v over t_b = 1 over 1 = 1 m over s^2</annotation>
  </semantics>
</math>
</file>

<file path=Object 2/content.xml><?xml version="1.0" encoding="utf-8"?>
<math xmlns="http://www.w3.org/1998/Math/MathML" display="block">
  <semantics>
    <mrow>
      <mrow>
        <msub>
          <mi>F</mi>
          <mi>u</mi>
        </msub>
        <mo stretchy="false">=</mo>
        <mfrac>
          <mrow>
            <mrow>
              <mi>m</mi>
              <mo stretchy="false">∗</mo>
              <mi>g</mi>
              <mo stretchy="false">∗</mo>
              <mi>μ</mi>
            </mrow>
            <mo stretchy="false">+</mo>
            <mrow>
              <mi>m</mi>
              <mo stretchy="false">∗</mo>
              <mi>a</mi>
            </mrow>
          </mrow>
          <mn>1000</mn>
        </mfrac>
        <mo stretchy="false">=</mo>
        <mfrac>
          <mn>12.3575</mn>
          <mn>1000</mn>
        </mfrac>
        <mo stretchy="false">=</mo>
        <mn>0.0123575</mn>
      </mrow>
      <mi mathvariant="italic">kN</mi>
    </mrow>
    <annotation encoding="StarMath 5.0">F_u = { m * g * %mu + m * a  } over 1000 = 12.3575 over 1000 = 0.0123575 kN</annotation>
  </semantics>
</math>
</file>

<file path=Object 3/content.xml><?xml version="1.0" encoding="utf-8"?>
<math xmlns="http://www.w3.org/1998/Math/MathML" display="block">
  <semantics>
    <mrow>
      <mrow>
        <msub>
          <mi>F</mi>
          <mrow>
            <mi>u</mi>
            <mi mathvariant="italic">zul</mi>
            <mrow>
              <mi>.</mi>
              <mo stretchy="false">/</mo>
              <mi mathvariant="italic">per</mi>
            </mrow>
            <mi>.</mi>
          </mrow>
        </msub>
        <mo stretchy="false">=</mo>
        <mfrac>
          <msub>
            <mi>F</mi>
            <mrow>
              <mi>u</mi>
              <mi mathvariant="italic">Tab</mi>
            </mrow>
          </msub>
          <mrow>
            <msub>
              <mi>K</mi>
              <mi>A</mi>
            </msub>
            <mo stretchy="false">∗</mo>
            <msub>
              <mi>S</mi>
              <mi>B</mi>
            </msub>
            <mo stretchy="false">∗</mo>
            <msub>
              <mi>f</mi>
              <mi>n</mi>
            </msub>
            <mo stretchy="false">∗</mo>
            <msub>
              <mi>L</mi>
              <mrow>
                <mi mathvariant="italic">KH</mi>
                <mi>β</mi>
              </mrow>
            </msub>
          </mrow>
        </mfrac>
        <mo stretchy="false">=</mo>
        <mfrac>
          <mn>11.5</mn>
          <mn>1.0285</mn>
        </mfrac>
        <mo stretchy="false">=</mo>
        <mn>11.18</mn>
      </mrow>
      <mi mathvariant="italic">kN</mi>
    </mrow>
    <annotation encoding="StarMath 5.0">F_{u zul./per.} = F_{ u Tab } over { K_A * S_B * f_n * L_{KH %beta} } = 11.5 over 1.0285 = 11.18 kN</annotation>
  </semantics>
</math>
</file>

<file path=Object 4/content.xml><?xml version="1.0" encoding="utf-8"?>
<math xmlns="http://www.w3.org/1998/Math/MathML" display="block">
  <semantics>
    <mrow>
      <msub>
        <mi>F</mi>
        <mrow>
          <mi>u</mi>
          <mi mathvariant="italic">zul</mi>
          <mrow>
            <mi>.</mi>
            <mo stretchy="false">/</mo>
            <mi mathvariant="italic">per</mi>
          </mrow>
          <mi>.</mi>
        </mrow>
      </msub>
      <mo stretchy="false">&gt;</mo>
      <msub>
        <mi>F</mi>
        <mi>u</mi>
      </msub>
    </mrow>
    <annotation encoding="StarMath 5.0">F_{ u zul./per. } &gt; F_u </annotation>
  </semantics>
</math>
</file>

<file path=Object 5/content.xml><?xml version="1.0" encoding="utf-8"?>
<math xmlns="http://www.w3.org/1998/Math/MathML" display="block">
  <semantics>
    <mrow>
      <mn>11.18</mn>
      <mrow>
        <mi mathvariant="italic">kN</mi>
        <mo stretchy="false">&gt;</mo>
        <mn>0.0123575</mn>
      </mrow>
      <mi mathvariant="italic">kN</mi>
    </mrow>
    <annotation encoding="StarMath 5.0">11.18kN &gt; 0.0123575kN</annotation>
  </semantics>
</math>
</file>